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2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3" style:family="paragraph" style:parent-style-name="Standard">
      <style:paragraph-properties style:text-autospace="none" style:writing-mode="lr-tb"/>
      <style:text-properties fo:font-size="12pt" fo:language="en" fo:country="US" style:language-asian="en" style:country-asian="US" style:font-size-complex="12pt"/>
    </style:style>
    <style:style style:name="P4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5" style:family="paragraph" style:parent-style-name="Standard">
      <style:paragraph-properties fo:margin-left="0.4925in" fo:margin-right="0in" fo:text-indent="0in" style:auto-text-indent="false" style:text-autospace="none" style:writing-mode="lr-tb"/>
    </style:style>
    <style:style style:name="P6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Durtschi</text:p>
      <text:p text:style-name="P1">CS4500</text:p>
      <text:p text:style-name="P1">Artificial Intelligence</text:p>
      <text:p text:style-name="P1">Ron Peterson</text:p>
      <text:p text:style-name="P3"/>
      <text:p text:style-name="P3"/>
      <text:p text:style-name="P2">Chapter 9</text:p>
      <text:p text:style-name="P2"/>
      <text:p text:style-name="P3"/>
      <text:p text:style-name="P6">9.2</text:p>
      <text:p text:style-name="P4">F(.9)</text:p>
      <text:p text:style-name="P4">B(-.8)</text:p>
      <text:p text:style-name="P4">G(.7)</text:p>
      <text:p text:style-name="P4"/>
      <text:p text:style-name="P4">F(.9) -&gt; A(.6)</text:p>
      <text:p text:style-name="P4">.9 * .6 = .54</text:p>
      <text:p text:style-name="P4">A(.54)</text:p>
      <text:p text:style-name="P4"/>
      <text:p text:style-name="P4">G(.7) -&gt; D(.8)</text:p>
      <text:p text:style-name="P4">.7 * .8 = .56</text:p>
      <text:p text:style-name="P4">D(.56)</text:p>
      <text:p text:style-name="P4"/>
      <text:p text:style-name="P4">A(.54) and not(B(-.8) -&gt; C(.9)</text:p>
      <text:p text:style-name="P4">A(.54) and B(.8) -&gt; C(.9)</text:p>
      <text:p text:style-name="P4">MIN(.54, .8) = .54</text:p>
      <text:p text:style-name="P4">.54 * .9 = .486</text:p>
      <text:p text:style-name="P4">C(.486)</text:p>
      <text:p text:style-name="P4"/>
      <text:p text:style-name="P4">C(.486) or D(.56) -&gt; E(.75)</text:p>
      <text:p text:style-name="P4">MAX(.485, .56) = .56</text:p>
      <text:p text:style-name="P4">.56 * .75 = .42</text:p>
      <text:p text:style-name="P4">E(.42)</text:p>
      <text:p text:style-name="P4"/>
      <text:p text:style-name="P6">9.15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2-24T21:10:59</meta:creation-date>
    <dc:date>2009-03-13T06:41:51</dc:date>
    <dc:language>en-US</dc:language>
    <meta:editing-cycles>28</meta:editing-cycles>
    <meta:editing-duration>P3DT0H1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75" meta:character-count="316"/>
  </office:meta>
</office:document-meta>
</file>